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ae2" officeooo:paragraph-rsid="001c7ae2"/>
    </style:style>
    <style:style style:name="P2" style:family="paragraph" style:parent-style-name="Standard">
      <style:text-properties officeooo:paragraph-rsid="00253a06"/>
    </style:style>
    <style:style style:name="T1" style:family="text">
      <style:text-properties officeooo:rsid="001e73cf"/>
    </style:style>
    <style:style style:name="T2" style:family="text">
      <style:text-properties officeooo:rsid="00213c7a"/>
    </style:style>
    <style:style style:name="T3" style:family="text">
      <style:text-properties officeooo:rsid="00266f4e"/>
    </style:style>
    <style:style style:name="T4" style:family="text">
      <style:text-properties officeooo:rsid="002672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rr<text:span text:style-name="T1">n</text:span> Martin Schwarz</text:p>
      <text:p text:style-name="P1">Lützlongericher Straße 39</text:p>
      <text:p text:style-name="P1">50739 Köln</text:p>
      <text:p text:style-name="P1">Per E-Mail: <text:a xlink:type="simple" xlink:href="mailto:Martin.Schwarz@ms-pls.de" text:style-name="Internet_20_link" text:visited-style-name="Visited_20_Internet_20_Link">Martin.Schwarz@ms-pls.de</text:a></text:p>
      <text:p text:style-name="P1"><text:s text:c="77"/><text:span text:style-name="T1">von:</text:span></text:p>
      <text:p text:style-name="P1"><text:s text:c="78"/>Aroldo de Souza Leite</text:p>
      <text:p text:style-name="P1"><text:s text:c="78"/>Ruppiner Straße 5</text:p>
      <text:p text:style-name="P1"><text:s text:c="79"/>51107 Köln-Ossendorf</text:p>
      <text:p text:style-name="P1"><text:s text:c="79"/>E-Mail: <text:a xlink:type="simple" xlink:href="mailto:asouzaleite@gmx.de" text:style-name="Internet_20_link" text:visited-style-name="Visited_20_Internet_20_Link">asouzaleite@gmx.de</text:a></text:p>
      <text:p text:style-name="P1"><text:s text:c="79"/>Mobil: 0157 3496 8986</text:p>
      <text:p text:style-name="Standard"/>
      <text:p text:style-name="Standard"/>
      <text:p text:style-name="P1">Köln, 31.01.2023</text:p>
      <text:p text:style-name="P1"/>
      <text:p text:style-name="Standard">Sehr geehrter Herr Schwarz,</text:p>
      <text:p text:style-name="Standard"/>
      <text:p text:style-name="P2">morgen (Mi <text:s/>werde ich Ihnen die Wohnung in der Marienstraße 96 übergeben können, aber erst abends, ich bitte Sie um Ihr Ver<text:span text:style-name="T2">stä</text:span>ndnis dafür. Hoffentlich können Sie die Wohnung <text:s/>insofern übernehmen, als dass ich eine Übergabequittung von Ihnen an Herrn Robert Kramp (Fachstelle Wohnung der Stadt Köln) zuschicken kann. </text:p>
      <text:p text:style-name="P2"/>
      <text:p text:style-name="P2">Ich schlage Ihnen morgen (Mi) um 19h in der Wohnung als Termin vor.</text:p>
      <text:p text:style-name="Standard"/>
      <text:p text:style-name="Standard">Folgende Daten muss ich Ihnen jetzt schon mitteilen:</text:p>
      <text:p text:style-name="Standard"/>
      <text:p text:style-name="Standard">a) Schlüssel:</text:p>
      <text:p text:style-name="Standard"/>
      <text:p text:style-name="Standard"><text:s text:c="3"/>- im Laufe des Umzugs ist mir der zweite Schlüssel zum Briefkasten, den ich immer nur in der Wohnung hatte, abhanden gekommen. Sodass ich nur einen Schlüssel zum Briefkasten zurückgeben kann.</text:p>
      <text:p text:style-name="Standard"><text:s text:c="3"/>- der Schlüssel zur trocken gestellten Erker-<text:span text:style-name="T3">To</text:span>il<text:span text:style-name="T3">e</text:span>tte im Treppenhaus hat sich in der abgeschlossenen Tür festgesteckt <text:span text:style-name="T3">und lässt sich nicht mehr drehen.</text:span> Es liegen aber keine Gegenstände von <text:span text:style-name="T4">irgend einem </text:span>Wert in dieser Toilette.</text:p>
      <text:p text:style-name="Standard"><text:s text:c="3"/>- auch die inneren Zimmerschlüssel waren nicht mehr zu finden, seitdem ich sie 12 Jahre lang nicht benutzt habe.</text:p>
      <text:p text:style-name="Standard"/>
      <text:p text:style-name="Standard">b) Übergabezustand der Wohnung:</text:p>
      <text:p text:style-name="Standard"/>
      <text:p text:style-name="Standard"><text:s text:c="3"/>- ich versuche, die Wohnung besenrein und so zu übergeben, dass angesichts der anstehenden Baumaßnahmen keine relevanten Mängel zu verzeichnen sind. Den verbrauchten Alibertschrank im Badezimmer z.B. habe ich nicht ersetzten lassen. Auch die Dübellöcher in der zweiten Etage habe ich nicht wieder gefüllt.</text:p>
      <text:p text:style-name="Standard"><text:s text:c="3"/>- der große runde Wohnzimmertisch ist auseinandergenommen. Alle Teile sind intakt und die Schrauben sind in einer gschlossenen Dose aufbewahrt. Ich kann aber nicht ohne handwerkliche Hilfe den Tisch wieder zusammenstellen. Ansonsten ist der Wohnzimmerschrank intakt und alle Stühle sind vorhanden.</text:p>
      <text:p text:style-name="Standard"><text:s text:c="3"/>- in einem der Zimmer sind Rauchermarken im Boden und am Fensterrahmen zu sehen. Die Verpflichtung zu einem angemessenen Schadensersatz dafür erkenne ich selbstverständlich an.</text:p>
      <text:p text:style-name="Standard"><text:s text:c="3"/>- Falls Sie in der Wohnung sonstige Schäden feststellen, deren Reparatur von der Kaution finanziert werden müssen, bitte ich Sie um eine detaillerte Aufschlüsselung der Kosten zur Vorlage bei meiner <text:s/>Haftpflichtversicherung.</text:p>
      <text:p text:style-name="Standard"/>
      <text:p text:style-name="Standard"><text:soft-page-break/>c) Betriebskosten und Abschlusskosten:</text:p>
      <text:p text:style-name="Standard"/>
      <text:p text:style-name="Standard"><text:s text:c="3"/>- die Betriebskostenabrechnung 2022 habe ich sofort <text:s/>an die Ämter weitergeleitet. Wahrscheinlich wird eins der Ämter die Hälfte davon direkt auf Ihr Konto überweisen. Die andere Hälfte übernehme ich als Abzug von der Kaution.</text:p>
      <text:p text:style-name="Standard"><text:s text:c="3"/>- bei der RheinEnergie habe ich mich zum 01.02 abgemeldet. Die Abmeldebestätigung liegt mir vor. Ich habe deren Anweisung, die Strom- und Gaszähler selbst abzulesen, nicht verstanden. Vielleicht können Sie mir dabei behilflich sein.</text:p>
      <text:p text:style-name="Standard"/>
      <text:p text:style-name="Standard">c) Gegenstände, die noch in der Wohnung drin sind:</text:p>
      <text:p text:style-name="Standard"/>
      <text:p text:style-name="Standard"><text:s text:c="3"/>- der grolße Blumenkasten auf dem Dach der 1. Etage gehört wahrscheinlich dem Nachbarn. Er befand sich schon dort als ich in der Wohnung eingezogen bin. </text:p>
      <text:p text:style-name="Standard"><text:s text:c="3"/>- ich kann mich nicht erinnern, ob die kleine Garderobe rechts am Eingang der Küche mir gehört. Sie scheint aber ziemlich leicht abzubauen zu sein.</text:p>
      <text:p text:style-name="Standard"><text:s text:c="3"/>- die lange Baustellenleiter zur Dachkammer würde ich gerne ohne Entgeld in der Wohnung lassen. Ich hätte dafür keine weitere Verwendung.</text:p>
      <text:p text:style-name="Standard"><text:s text:c="3"/>- das Schienenregal rechts am Eingang des kleinen Zimmers in der zweite Etage würde ich sehr schade finden, es <text:s/>wieder abbauen zu müssen. Es hätte in einer Wohnung, wo die Wände im rechten Winkel aufeinander treffen, gar keinen Nutzen. Dort wo es jetzt steht ermöglicht es aber, dass etwa ein Schrank unter Bewahrung einer rechtswinkligen Ästetik an die Wand hingestellt wird, ohne dass nebem dem Schrank ein spizwinkliges Vakuum im Raum verschwendet wird. Die Konzeptenwicklung und die Ausführung dieses Regals haben mich und einen alten handwerklich (aber nicht mathematisch) begabten Freund viel Arbeit gekostet. Ich würde gerne dieses schöne Schienenregal ebenfals ohne Entgeld in der Wohnung lassen. Falls Ihre Tochter es nicht haben will, bitte ich Sie darum, das Regal auf meine Kosten entsorgen zu lassen.</text:p>
      <text:p text:style-name="Standard"/>
      <text:p text:style-name="Standard">Ich wünsche Ihrer Tochter das Beste für ihr Leben in der Wohnung.</text:p>
      <text:p text:style-name="Standard"/>
      <text:p text:style-name="Standard">Mit freundlichen Grüßen,</text:p>
      <text:p text:style-name="Standard"/>
      <text:p text:style-name="Standard">Aroldo de Souza Leite</text:p>
      <text:p text:style-name="Standard">Ruppiner Straße 5</text:p>
      <text:p text:style-name="Standard">51107 Köln-Osthei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1:40:40.568707045</meta:creation-date>
    <dc:date>2023-01-31T11:50:34.422746564</dc:date>
    <meta:editing-duration>PT9M53S</meta:editing-duration>
    <meta:editing-cycles>7</meta:editing-cycles>
    <meta:generator>LibreOffice/6.4.7.2$Linux_X86_64 LibreOffice_project/40$Build-2</meta:generator>
    <meta:document-statistic meta:table-count="0" meta:image-count="0" meta:object-count="0" meta:page-count="2" meta:paragraph-count="37" meta:word-count="636" meta:character-count="4702" meta:non-whitespace-character-count="3587"/>
  </office:meta>
</office:document-meta>
</file>